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nch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nchStemmer.r_verb_suffix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FrenchStemmer.r_standard_suffix( )</text:p>
          </table:table-cell>
          <table:table-cell office:value-type="float" office:value="78">
            <text:p text:style-name="Table_20_Contents">78</text:p>
          </table:table-cell>
          <table:table-cell office:value-type="float" office:value="69">
            <text:p text:style-name="Table_20_Contents">69</text:p>
          </table:table-cell>
          <table:table-cell office:value-type="float" office:value="335">
            <text:p text:style-name="Table_20_Contents">335</text:p>
          </table:table-cell>
        </table:table-row>
        <table:table-row>
          <table:table-cell office:value-type="string">
            <text:p text:style-name="Table_20_Contents">FrenchStemmer.r_R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nchStemmer.r_i_verb_suffix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renchStemmer.r_un_dou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renchStemmer.copy_from( Frenc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nchStemmer.r_residual_suffix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FrenchStemmer.stem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3">
            <text:p text:style-name="Table_20_Contents">12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renchStemmer.r_mark_regions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FrenchStemmer.r_un_accen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renchStemmer.r_prelude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French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nchStemmer.r_postlud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